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E without resignations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2]*[.B2]*[.C2]"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3]*[.B3]*[.C3]"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  <table:table-cell table:formula="of:=[.A4]*[.B4]*[.C4]"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:.G4])" office:value-type="float" office:value="0.094" calcext:value-type="float">
            <text:p>0.09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nough resignations (not inc loop)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8]*[.B8]*[.C8]" office:value-type="float" office:value="0.432" calcext:value-type="float">
            <text:p>0.432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formula="of:=[.A9]*[.B9]*[.C9]"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formula="of:=[.A10]*[.B10]*[.C10]" office:value-type="float" office:value="0.112" calcext:value-type="float">
            <text:p>0.11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1]*[.B11]*[.C11]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8:.G11])" office:value-type="float" office:value="0.614" calcext:value-type="float">
            <text:p>0.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enough resignations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14]*[.B14]*[.C14]" office:value-type="float" office:value="0.216" calcext:value-type="float">
            <text:p>0.216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  <table:table-cell table:formula="of:=[.A15]*[.B15]*[.C15]"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6]*[.B16]*[.C16]"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formula="of:=[.A17]*[.B17]*[.C17]"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14:.G17])" office:value-type="float" office:value="0.286" calcext:value-type="float">
            <text:p>0.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 total</text:p>
          </table:table-cell>
          <table:table-cell table:number-columns-repeated="8"/>
        </table:table-row>
        <table:table-row table:style-name="ro1">
          <table:table-cell table:formula="of:=[.G5]" office:value-type="float" office:value="0.094" calcext:value-type="float">
            <text:p>0.094</text:p>
          </table:table-cell>
          <table:table-cell table:number-columns-repeated="5"/>
          <table:table-cell table:formula="of:=[.A20]" office:value-type="float" office:value="0.094" calcext:value-type="float">
            <text:p>0.094</text:p>
          </table:table-cell>
          <table:table-cell table:number-columns-repeated="2"/>
        </table:table-row>
        <table:table-row table:style-name="ro1">
          <table:table-cell table:formula="of:=[.G12]" office:value-type="float" office:value="0.614" calcext:value-type="float">
            <text:p>0.614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21]*[.B21]" office:value-type="float" office:value="0.5526" calcext:value-type="float">
            <text:p>0.5526</text:p>
          </table:table-cell>
          <table:table-cell table:number-columns-repeated="2"/>
        </table:table-row>
        <table:table-row table:style-name="ro1">
          <table:table-cell table:formula="of:=[.G18]"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22]*[.B22]*[.C22]*[.D22]*[.E22]" office:value-type="float" office:value="0.057915" calcext:value-type="float">
            <text:p>0.05791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0:.G22])" office:value-type="float" office:value="0.704515" calcext:value-type="float">
            <text:p>0.704515</text:p>
          </table:table-cell>
          <table:table-cell table:formula="of:=[.G23]*100" office:value-type="float" office:value="70.4515" calcext:value-type="float">
            <text:p>70.451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8"/>
        </table:table-row>
        <table:table-row table:style-name="ro1">
          <table:table-cell table:formula="of:=[.G12]" office:value-type="float" office:value="0.614" calcext:value-type="float">
            <text:p>0.61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25]*[.B25]" office:value-type="float" office:value="0.0614" calcext:value-type="float">
            <text:p>0.061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26]*[.B26]*[.C26]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[.G18]"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7]*[.B27]*[.C27]*[.D27]*[.E27]" office:value-type="float" office:value="0.006435" calcext:value-type="float">
            <text:p>0.00643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5:.G27])" office:value-type="float" office:value="0.073835" calcext:value-type="float">
            <text:p>0.073835</text:p>
          </table:table-cell>
          <table:table-cell table:formula="of:=[.G28]*100" office:value-type="float" office:value="7.3835" calcext:value-type="float">
            <text:p>7.38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8"/>
        </table:table-row>
        <table:table-row table:style-name="ro1">
          <table:table-cell table:formula="of:=[.G18]"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30]*[.B30]" office:value-type="float" office:value="0.143" calcext:value-type="float">
            <text:p>0.143</text:p>
          </table:table-cell>
          <table:table-cell table:number-columns-repeated="2"/>
        </table:table-row>
        <table:table-row table:style-name="ro1">
          <table:table-cell table:formula="of:=[.G18]"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A31]*[.B31]*[.C31]*[.D31]" office:value-type="float" office:value="0.06435" calcext:value-type="float">
            <text:p>0.0643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30:.G31])" office:value-type="float" office:value="0.20735" calcext:value-type="float">
            <text:p>0.20735</text:p>
          </table:table-cell>
          <table:table-cell table:formula="of:=[.G32]*100" office:value-type="float" office:value="20.735" calcext:value-type="float">
            <text:p>20.7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later</text:p>
          </table:table-cell>
          <table:table-cell table:number-columns-repeated="8"/>
        </table:table-row>
        <table:table-row table:style-name="ro1">
          <table:table-cell table:formula="of:=[.G18]"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35]*[.B35]*[.C35]" office:value-type="float" office:value="0.0143" calcext:value-type="float">
            <text:p>0.0143</text:p>
          </table:table-cell>
          <table:table-cell table:formula="of:=[.G35]*100"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[.G23]+[.G28]+[.G32]+[.G35]" office:value-type="float" office:value="1" calcext:value-type="float">
            <text:p>1</text:p>
          </table:table-cell>
          <table:table-cell table:formula="of:=SUM([.H23:.H35])" office:value-type="float" office:value="100" calcext:value-type="float">
            <text:p>100</text:p>
          </table:table-cell>
          <table:table-cell table:formula="of:=SUM([.I23:.I3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1:03:51.160113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5-22T15:38:46.991023088</meta:creation-date>
    <dc:date>2019-06-09T11:58:32.840143949</dc:date>
    <dc:creator>Jon Worth</dc:creator>
    <meta:editing-duration>PT23H59M27S</meta:editing-duration>
    <meta:editing-cycles>8</meta:editing-cycles>
    <meta:generator>LibreOffice/6.2.0.3$MacOSX_X86_64 LibreOffice_project/98c6a8a1c6c7b144ce3cc729e34964b47ce25d62</meta:generator>
    <meta:document-statistic meta:table-count="1" meta:cell-count="104" meta:object-count="0"/>
  </office:meta>
</office:document-meta>
</file>